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sans-serif" svg:font-family="sans-serif"/>
  </office:font-face-decls>
  <office:automatic-styles>
    <style:style style:name="P1" style:family="paragraph" style:parent-style-name="Title">
      <style:text-properties officeooo:rsid="000f5d23" officeooo:paragraph-rsid="000f5d23"/>
    </style:style>
    <style:style style:name="P2" style:family="paragraph" style:parent-style-name="Standard">
      <style:paragraph-properties fo:text-align="justify" style:justify-single-word="false"/>
      <style:text-properties officeooo:paragraph-rsid="001822f0"/>
    </style:style>
    <style:style style:name="P3" style:family="paragraph" style:parent-style-name="Text_20_body">
      <style:paragraph-properties fo:text-align="justify" style:justify-single-word="false"/>
      <style:text-properties officeooo:paragraph-rsid="00124202"/>
    </style:style>
    <style:style style:name="P4" style:family="paragraph" style:parent-style-name="Text_20_body">
      <style:paragraph-properties fo:margin-left="0.75cm" fo:margin-right="0cm" fo:margin-top="0cm" fo:margin-bottom="0cm" style:contextual-spacing="false" fo:text-align="justify" style:justify-single-word="false" fo:text-indent="0cm" style:auto-text-indent="false"/>
    </style:style>
    <style:style style:name="P5" style:family="paragraph" style:parent-style-name="Standard">
      <style:paragraph-properties fo:text-align="justify" style:justify-single-word="false"/>
      <style:text-properties fo:language="en" fo:country="US" officeooo:paragraph-rsid="00162cc1"/>
    </style:style>
    <style:style style:name="P6" style:family="paragraph" style:parent-style-name="Text_20_body">
      <style:paragraph-properties fo:text-align="justify" style:justify-single-word="false"/>
      <style:text-properties fo:language="en" fo:country="US" officeooo:paragraph-rsid="000f5d23"/>
    </style:style>
    <style:style style:name="P7" style:family="paragraph" style:parent-style-name="Text_20_body">
      <style:paragraph-properties fo:text-align="justify" style:justify-single-word="false"/>
      <style:text-properties fo:language="en" fo:country="US" officeooo:paragraph-rsid="000f5f2b"/>
    </style:style>
    <style:style style:name="P8" style:family="paragraph" style:parent-style-name="Text_20_body">
      <style:paragraph-properties fo:text-align="justify" style:justify-single-word="false"/>
      <style:text-properties fo:language="en" fo:country="US" officeooo:paragraph-rsid="0010946b"/>
    </style:style>
    <style:style style:name="P9" style:family="paragraph" style:parent-style-name="Text_20_body">
      <style:paragraph-properties fo:text-align="justify" style:justify-single-word="false"/>
      <style:text-properties fo:language="en" fo:country="US" officeooo:paragraph-rsid="00124202"/>
    </style:style>
    <style:style style:name="P10" style:family="paragraph" style:parent-style-name="Text_20_body">
      <style:paragraph-properties fo:text-align="justify" style:justify-single-word="false"/>
      <style:text-properties fo:language="en" fo:country="US" officeooo:paragraph-rsid="001bcb16"/>
    </style:style>
    <style:style style:name="P11" style:family="paragraph" style:parent-style-name="Text_20_body">
      <style:paragraph-properties fo:text-align="justify" style:justify-single-word="false"/>
      <style:text-properties fo:language="en" fo:country="US" officeooo:paragraph-rsid="002179f4"/>
    </style:style>
    <style:style style:name="P12" style:family="paragraph" style:parent-style-name="Text_20_body">
      <style:paragraph-properties fo:text-align="justify" style:justify-single-word="false"/>
      <style:text-properties fo:language="en" fo:country="US" officeooo:paragraph-rsid="002457e7"/>
    </style:style>
    <style:style style:name="P13" style:family="paragraph" style:parent-style-name="Text_20_body">
      <style:paragraph-properties fo:text-align="justify" style:justify-single-word="false"/>
      <style:text-properties fo:language="en" fo:country="US" officeooo:paragraph-rsid="002753ee"/>
    </style:style>
    <style:style style:name="P14" style:family="paragraph" style:parent-style-name="Standard">
      <style:text-properties fo:language="en" fo:country="US" officeooo:paragraph-rsid="00178ffa"/>
    </style:style>
    <style:style style:name="P15" style:family="paragraph" style:parent-style-name="Text_20_body">
      <style:text-properties fo:language="en" fo:country="US" officeooo:paragraph-rsid="000f5f2b"/>
    </style:style>
    <style:style style:name="P16" style:family="paragraph" style:parent-style-name="Text_20_body">
      <style:text-properties fo:language="en" fo:country="US" officeooo:paragraph-rsid="00124202"/>
    </style:style>
    <style:style style:name="P17" style:family="paragraph" style:parent-style-name="Text_20_body">
      <style:text-properties fo:language="en" fo:country="US" officeooo:paragraph-rsid="001bcb16"/>
    </style:style>
    <style:style style:name="P18" style:family="paragraph" style:parent-style-name="Text_20_body">
      <style:text-properties fo:language="en" fo:country="US" officeooo:paragraph-rsid="0021dedd"/>
    </style:style>
    <style:style style:name="P19" style:family="paragraph" style:parent-style-name="Text_20_body">
      <style:text-properties fo:language="en" fo:country="US" officeooo:rsid="002753ee" officeooo:paragraph-rsid="002753ee"/>
    </style:style>
    <style:style style:name="P20" style:family="paragraph" style:parent-style-name="Text_20_body">
      <style:paragraph-properties fo:margin-left="0.75cm" fo:margin-right="0cm" fo:margin-top="0.212cm" fo:margin-bottom="0.212cm" style:contextual-spacing="false" fo:text-indent="0cm" style:auto-text-indent="false"/>
      <style:text-properties fo:language="en" fo:country="US"/>
    </style:style>
    <style:style style:name="P21" style:family="paragraph" style:parent-style-name="Text_20_body">
      <style:text-properties fo:language="en" fo:country="US" officeooo:rsid="00300b72" officeooo:paragraph-rsid="00300b72"/>
    </style:style>
    <style:style style:name="P22" style:family="paragraph" style:parent-style-name="Text_20_body">
      <style:text-properties fo:language="en" fo:country="US" officeooo:rsid="00300b72" officeooo:paragraph-rsid="0030971b"/>
    </style:style>
    <style:style style:name="P23" style:family="paragraph" style:parent-style-name="Text_20_body">
      <style:paragraph-properties fo:margin-left="0.75cm" fo:margin-right="0cm" fo:margin-top="0.212cm" fo:margin-bottom="0.212cm" style:contextual-spacing="false" fo:text-indent="0cm" style:auto-text-indent="false"/>
    </style:style>
    <style:style style:name="P24" style:family="paragraph" style:parent-style-name="Text_20_body">
      <style:text-properties officeooo:paragraph-rsid="000f5f2b"/>
    </style:style>
    <style:style style:name="P25" style:family="paragraph" style:parent-style-name="Text_20_body">
      <style:text-properties officeooo:paragraph-rsid="00124202"/>
    </style:style>
    <style:style style:name="P26" style:family="paragraph" style:parent-style-name="Text_20_body">
      <style:text-properties officeooo:paragraph-rsid="00162cc1"/>
    </style:style>
    <style:style style:name="P27" style:family="paragraph" style:parent-style-name="Text_20_body">
      <style:text-properties officeooo:paragraph-rsid="001822f0"/>
    </style:style>
    <style:style style:name="P28" style:family="paragraph" style:parent-style-name="Text_20_body">
      <style:text-properties officeooo:paragraph-rsid="001bcb16"/>
    </style:style>
    <style:style style:name="P29" style:family="paragraph" style:parent-style-name="Text_20_body">
      <style:text-properties officeooo:paragraph-rsid="001e52ad"/>
    </style:style>
    <style:style style:name="P30" style:family="paragraph" style:parent-style-name="Text_20_body">
      <style:text-properties fo:font-weight="bold" officeooo:rsid="002323a9" officeooo:paragraph-rsid="002323a9" style:font-weight-asian="bold" style:font-weight-complex="bold"/>
    </style:style>
    <style:style style:name="P31" style:family="paragraph" style:parent-style-name="Text_20_body">
      <style:text-properties fo:font-weight="bold" officeooo:rsid="002609b8" officeooo:paragraph-rsid="002609b8" style:font-weight-asian="bold" style:font-weight-complex="bold"/>
    </style:style>
    <style:style style:name="P32" style:family="paragraph" style:parent-style-name="Text_20_body">
      <style:text-properties fo:font-weight="bold" officeooo:rsid="00266a2c" officeooo:paragraph-rsid="00266a2c" style:font-weight-asian="bold" style:font-weight-complex="bold"/>
    </style:style>
    <style:style style:name="P33" style:family="paragraph" style:parent-style-name="Text_20_body">
      <style:text-properties fo:font-weight="bold" officeooo:rsid="00291d84" officeooo:paragraph-rsid="00291d84" style:font-weight-asian="bold" style:font-weight-complex="bold"/>
    </style:style>
    <style:style style:name="P34" style:family="paragraph" style:parent-style-name="Text_20_body">
      <style:text-properties fo:font-weight="bold" officeooo:rsid="002c4156" officeooo:paragraph-rsid="002c4156" style:font-weight-asian="bold" style:font-weight-complex="bold"/>
    </style:style>
    <style:style style:name="P35" style:family="paragraph" style:parent-style-name="Text_20_body">
      <style:text-properties fo:font-weight="bold" officeooo:rsid="0031e04c" officeooo:paragraph-rsid="0031e04c" style:font-weight-asian="bold" style:font-weight-complex="bold"/>
    </style:style>
    <style:style style:name="P36" style:family="paragraph" style:parent-style-name="Text_20_body">
      <style:text-properties fo:font-weight="bold" officeooo:rsid="00323801" officeooo:paragraph-rsid="00323801" style:font-weight-asian="bold" style:font-weight-complex="bold"/>
    </style:style>
    <style:style style:name="P37" style:family="paragraph" style:parent-style-name="Standard">
      <style:paragraph-properties fo:text-align="justify" style:justify-single-word="false"/>
      <style:text-properties style:font-name="sans-serif" fo:language="en" fo:country="US" officeooo:paragraph-rsid="00178ffa"/>
    </style:style>
    <style:style style:name="P38" style:family="paragraph" style:parent-style-name="Standard">
      <style:paragraph-properties fo:text-align="justify" style:justify-single-word="false"/>
      <style:text-properties style:font-name="sans-serif" fo:language="en" fo:country="US" officeooo:paragraph-rsid="001822f0"/>
    </style:style>
    <style:style style:name="P39" style:family="paragraph" style:parent-style-name="Standard">
      <style:paragraph-properties fo:text-align="justify" style:justify-single-word="false"/>
      <style:text-properties style:font-name="sans-serif" fo:language="en" fo:country="US" officeooo:paragraph-rsid="00176a4e"/>
    </style:style>
    <style:style style:name="P40" style:family="paragraph" style:parent-style-name="Standard">
      <style:text-properties style:font-name="sans-serif" fo:language="en" fo:country="US" officeooo:paragraph-rsid="001822f0"/>
    </style:style>
    <style:style style:name="P41" style:family="paragraph" style:parent-style-name="Text_20_body">
      <style:paragraph-properties fo:text-align="justify" style:justify-single-word="false"/>
      <style:text-properties fo:language="en" fo:country="US" officeooo:paragraph-rsid="000f5d23"/>
    </style:style>
    <style:style style:name="P42" style:family="paragraph" style:parent-style-name="Text_20_body">
      <style:paragraph-properties fo:text-align="justify" style:justify-single-word="false"/>
      <style:text-properties fo:language="en" fo:country="US" officeooo:paragraph-rsid="002609b8"/>
    </style:style>
    <style:style style:name="P43" style:family="paragraph" style:parent-style-name="Heading_20_1">
      <style:text-properties officeooo:rsid="000f5d23" officeooo:paragraph-rsid="000f5d23"/>
    </style:style>
    <style:style style:name="P44" style:family="paragraph" style:parent-style-name="Heading_20_1">
      <style:paragraph-properties fo:break-before="page"/>
      <style:text-properties officeooo:rsid="00148d35" officeooo:paragraph-rsid="00148d35"/>
    </style:style>
    <style:style style:name="P45" style:family="paragraph" style:parent-style-name="Heading_20_1">
      <style:paragraph-properties fo:break-before="page"/>
      <style:text-properties officeooo:rsid="001bcb16" officeooo:paragraph-rsid="001bcb16"/>
    </style:style>
    <style:style style:name="P46" style:family="paragraph" style:parent-style-name="Heading_20_1">
      <style:paragraph-properties fo:break-before="page"/>
      <style:text-properties officeooo:rsid="001dd5c2" officeooo:paragraph-rsid="001dd5c2"/>
    </style:style>
    <style:style style:name="P47" style:family="paragraph" style:parent-style-name="Heading_20_1">
      <style:paragraph-properties fo:break-before="page"/>
      <style:text-properties officeooo:rsid="00202514" officeooo:paragraph-rsid="00202514"/>
    </style:style>
    <style:style style:name="P48" style:family="paragraph" style:parent-style-name="Heading_20_2">
      <style:text-properties officeooo:rsid="000f5d23" officeooo:paragraph-rsid="000f5d23"/>
    </style:style>
    <style:style style:name="P49" style:family="paragraph" style:parent-style-name="Heading_20_2">
      <style:text-properties officeooo:rsid="000f5d23" officeooo:paragraph-rsid="000f5f2b"/>
    </style:style>
    <style:style style:name="P50" style:family="paragraph" style:parent-style-name="Heading_20_2">
      <style:text-properties officeooo:rsid="000f5d23" officeooo:paragraph-rsid="0010946b"/>
    </style:style>
    <style:style style:name="P51" style:family="paragraph" style:parent-style-name="Heading_20_2">
      <style:text-properties officeooo:rsid="000f5d23" officeooo:paragraph-rsid="00124202"/>
    </style:style>
    <style:style style:name="P52" style:family="paragraph" style:parent-style-name="Heading_20_2">
      <style:text-properties officeooo:rsid="000f5f2b" officeooo:paragraph-rsid="000f5f2b"/>
    </style:style>
    <style:style style:name="P53" style:family="paragraph" style:parent-style-name="Heading_20_2">
      <style:text-properties officeooo:rsid="000f5f2b" officeooo:paragraph-rsid="0010946b"/>
    </style:style>
    <style:style style:name="P54" style:family="paragraph" style:parent-style-name="Heading_20_2">
      <style:text-properties officeooo:rsid="0010946b" officeooo:paragraph-rsid="00124202"/>
    </style:style>
    <style:style style:name="P55" style:family="paragraph" style:parent-style-name="Heading_20_2">
      <style:text-properties officeooo:rsid="00124202" officeooo:paragraph-rsid="00124202"/>
    </style:style>
    <style:style style:name="P56" style:family="paragraph" style:parent-style-name="Heading_20_2">
      <style:text-properties officeooo:rsid="00162cc1" officeooo:paragraph-rsid="00162cc1"/>
    </style:style>
    <style:style style:name="P57" style:family="paragraph" style:parent-style-name="Heading_20_2">
      <style:text-properties officeooo:rsid="00162cc1" officeooo:paragraph-rsid="00176a4e"/>
    </style:style>
    <style:style style:name="P58" style:family="paragraph" style:parent-style-name="Heading_20_2">
      <style:text-properties officeooo:rsid="00176a4e" officeooo:paragraph-rsid="00176a4e"/>
    </style:style>
    <style:style style:name="P59" style:family="paragraph" style:parent-style-name="Heading_20_2">
      <style:text-properties officeooo:rsid="00176a4e" officeooo:paragraph-rsid="001822f0"/>
    </style:style>
    <style:style style:name="P60" style:family="paragraph" style:parent-style-name="Heading_20_2">
      <style:text-properties officeooo:rsid="001822f0" officeooo:paragraph-rsid="001822f0"/>
    </style:style>
    <style:style style:name="P61" style:family="paragraph" style:parent-style-name="Heading_20_2">
      <style:text-properties officeooo:rsid="001bcb16" officeooo:paragraph-rsid="001bcb16"/>
    </style:style>
    <style:style style:name="P62" style:family="paragraph" style:parent-style-name="Heading_20_2">
      <style:text-properties officeooo:rsid="001e52ad" officeooo:paragraph-rsid="001e52ad"/>
    </style:style>
    <style:style style:name="P63" style:family="paragraph" style:parent-style-name="Heading_20_2">
      <style:text-properties officeooo:rsid="002179f4" officeooo:paragraph-rsid="002179f4"/>
    </style:style>
    <style:style style:name="P64" style:family="paragraph" style:parent-style-name="Heading_20_2">
      <style:text-properties officeooo:rsid="002179f4" officeooo:paragraph-rsid="0021dedd"/>
    </style:style>
    <style:style style:name="P65" style:family="paragraph" style:parent-style-name="Heading_20_2">
      <style:text-properties officeooo:rsid="0021dedd" officeooo:paragraph-rsid="0021dedd"/>
    </style:style>
    <style:style style:name="T1" style:family="text">
      <style:text-properties fo:font-variant="normal" fo:text-transform="none"/>
    </style:style>
    <style:style style:name="T2" style:family="text">
      <style:text-properties officeooo:rsid="000f5f2b"/>
    </style:style>
    <style:style style:name="T3" style:family="text">
      <style:text-properties fo:language="en" fo:country="US"/>
    </style:style>
    <style:style style:name="T4" style:family="text">
      <style:text-properties officeooo:rsid="0010946b"/>
    </style:style>
    <style:style style:name="T5" style:family="text">
      <style:text-properties officeooo:rsid="00124202"/>
    </style:style>
    <style:style style:name="T6" style:family="text">
      <style:text-properties style:text-position="-8% 80%" fo:language="en" fo:country="US"/>
    </style:style>
    <style:style style:name="T7" style:family="text">
      <style:text-properties style:font-name="sans-serif"/>
    </style:style>
    <style:style style:name="T8" style:family="text">
      <style:text-properties style:font-name="sans-serif" fo:language="en" fo:country="US"/>
    </style:style>
    <style:style style:name="T9" style:family="text">
      <style:text-properties officeooo:rsid="002457e7"/>
    </style:style>
    <style:style style:name="T10" style:family="text">
      <style:text-properties fo:font-style="italic" style:font-style-asian="italic" style:font-style-complex="italic"/>
    </style:style>
    <style:style style:name="T11" style:family="text">
      <style:text-properties officeooo:rsid="002753ee"/>
    </style:style>
    <style:style style:name="T12" style:family="text">
      <style:text-properties officeooo:rsid="002e74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so Comments</text:p>
      <text:h text:style-name="P43" text:outline-level="1">Reviewer 1</text:h>
      <text:h text:style-name="P48" text:outline-level="2">1. Comment </text:h>
      <text:p text:style-name="P6">Not very good title. Anyone outside the machine learning expert readers would not know what “creating features” means. The key words do not help. PSO is repeated and machine learning in general or specific methods are not mentioned in either. It is surprising that Grammatical Evolution is not in the title when it appears to be at the core of the proposed method.</text:p>
      <text:h text:style-name="P48" text:outline-level="2">Response </text:h>
      <text:p text:style-name="P12"><text:span text:style-name="T9">The title has been changed to:”</text:span><text:bookmark text:name="magicparlabel-4930"/><text:span text:style-name="T10">A feature construction method that combines Particle Swarm Optimization and Grammatical Evolution</text:span><text:span text:style-name="T9">”</text:span></text:p>
      <text:p text:style-name="P30"/>
      <text:h text:style-name="P48" text:outline-level="2">2. Comment </text:h>
      <text:p text:style-name="P6">Lines 4 and 5 hint at the need to remove features (feature selection / pruning), yet this is followed by proposing the use of Grammatical Evolution + PSO to create artificial features. Why? Seems unjustified and even contradictory.</text:p>
      <text:h text:style-name="P48" text:outline-level="2">Response </text:h>
      <text:h text:style-name="P48" text:outline-level="2">3. Comment </text:h>
      <text:p text:style-name="P6">It is unclear if the proposed method only creates artificial features or also carried out feature selection.</text:p>
      <text:h text:style-name="P48" text:outline-level="2">Response </text:h>
      <text:h text:style-name="P48" text:outline-level="2">4. Comment </text:h>
      <text:p text:style-name="P6">Papers referenced are quite old.</text:p>
      <text:h text:style-name="P49" text:outline-level="2">Response </text:h>
      <text:p text:style-name="P22">The bibliography list has been improved in the revised version using more recent papers from the relevant literature.</text:p>
      <text:h text:style-name="P52" text:outline-level="2"><text:soft-page-break/>5. Comment </text:h>
      <text:p text:style-name="P15">Second paragraph: by "a number of parameters", the authors seem to refer to the weights of the models (to be trained). What about the hyperparameters (which could also be trained)? The latter arguably present mroe challenges!</text:p>
      <text:p text:style-name="P23">Seemingly, the three problems stated for machine learning models are:</text:p>
      <text:p text:style-name="P23">1) The need to train the weights.</text:p>
      <text:p text:style-name="P23">2) The need for memory.</text:p>
      <text:p text:style-name="P23">3) Overtraining.</text:p>
      <text:p text:style-name="P23">The first two are almost tautological. And the third has been known and dealt with forever. And in fact, the literature review here about how this is addressed is very old in this paper.</text:p>
      <text:p text:style-name="P23">Please, number these problems and state them more clearly and concisely (may be expanded later, outside the list).</text:p>
      <text:p text:style-name="P24"/>
      <text:h text:style-name="P52" text:outline-level="2">Response </text:h>
      <text:h text:style-name="P49" text:outline-level="2"/>
      <text:h text:style-name="P49" text:outline-level="2"><text:span text:style-name="T12">6</text:span><text:span text:style-name="T2">. Comment </text:span></text:h>
      <text:p text:style-name="P7">The novelty and motivation of (justification for) this research are unclear. Seemingly, the proposed method is loosely described in Lines 51-68. It is said to comprise two phases, but only the first phase is explicitly stated --namely, using Grammatical Evolution (GE) to create artificial features. Is the "PSO + RBF network" the second phase? If so, it is confusing given that the title states that features are created using PSO rather than GE. I also do not understand what the authors mean by "...features are iteratively adjusted" using (hybrid) PSO.</text:p>
      <text:h text:style-name="P52" text:outline-level="2">Response </text:h>
      <text:h text:style-name="P49" text:outline-level="2"><text:span text:style-name="T12">7</text:span><text:span text:style-name="T2">. Comment </text:span></text:h>
      <text:p text:style-name="P7">Structure of the Introduction needs improving. Lines 60-63 clarifying why RBF and why PSO are unnecessary in the introduction, especially following a top-level description of the proposed method. Lines 63-78 go back to a literature review after the proposed method was already introduced.</text:p>
      <text:h text:style-name="P53" text:outline-level="2"><text:soft-page-break/>Response </text:h>
      <text:h text:style-name="P50" text:outline-level="2"><text:span text:style-name="T12">8</text:span><text:span text:style-name="T4">. Comment </text:span></text:h>
      <text:p text:style-name="P8">Section 2.1. Grammatical Evolution can and must be explained better. Figure 1 and Table 1 are presented with no context or explanation. The reader can refer to the literature for the details, but the main concepts behind the method should be explained more clearly in a self-contained manner. The authors should include an introduction to BNF grammar for non-experts, explain how to encode a solution in a chromosome, what genetic operations are performed, and how these operations result in valid expressions. This section is poor.</text:p>
      <text:h text:style-name="P54" text:outline-level="2">Response </text:h>
      <text:h text:style-name="P51" text:outline-level="2"><text:span text:style-name="T12">9</text:span><text:span text:style-name="T5">. Comment </text:span></text:h>
      <text:p text:style-name="P9">Section 2.2 starts generating artificial features. Why is this necessary? What is the justification/motivation for proposing this? The new features are non-linear transformations of the original features. This seems like the opposite direction to feature selection, where features that bring no new information are to be removed.</text:p>
      <text:h text:style-name="P55" text:outline-level="2">Response </text:h>
      <text:h text:style-name="P51" text:outline-level="2"><text:span text:style-name="T5">1</text:span><text:span text:style-name="T12">0</text:span><text:span text:style-name="T5">. Comment </text:span></text:h>
      <text:p text:style-name="P9">Section 2.3, which introduces the use of RBFNs for the evaluation of the fitness of candidate solutions, consists of showing a pseudo-code. No explanation, discussion or justification. Very hard to follow.</text:p>
      <text:h text:style-name="P55" text:outline-level="2">Response </text:h>
      <text:h text:style-name="P51" text:outline-level="2"><text:span text:style-name="T5">1</text:span><text:span text:style-name="T12">1</text:span><text:span text:style-name="T5">. Comment </text:span></text:h>
      <text:p text:style-name="P3"><text:span text:style-name="T3">Section 2.4, which introduces the used PSO algorithm, also consists of a pseudo-code followed a few lines with no explanation, confusing and seemingly incorrect equations. For example, </text:span><text:span text:style-name="Emphasis"><text:span text:style-name="T3">p</text:span></text:span><text:span text:style-name="Emphasis"><text:span text:style-name="T6">i</text:span></text:span><text:span text:style-name="T3"> is a function of itself in Eq. (3). This is probably copied from iterative code but is mathematically incorrect. The same is true for </text:span><text:span text:style-name="Emphasis"><text:span text:style-name="T3">u</text:span></text:span><text:span text:style-name="Emphasis"><text:span text:style-name="T6">i</text:span></text:span><text:span text:style-name="T3"> in Eq. (4), which is also a function of itself. The two attractors are undefined in the body text. The inertia weight is stochastic, which is not classical and not widely adopted, without explanation. The subscript “iter” is unnecessary. It is simply a stochastic variable like </text:span><text:span text:style-name="Emphasis"><text:span text:style-name="T3">r </text:span></text:span><text:span text:style-name="T3">(with the same distribution but different bounds). Distribution of </text:span><text:span text:style-name="Emphasis"><text:span text:style-name="T3">r</text:span></text:span><text:span text:style-name="T3"> not mentioned. Neighbourhood topology?</text:span></text:p>
      <text:h text:style-name="P55" text:outline-level="2"><text:soft-page-break/>Response </text:h>
      <text:h text:style-name="P51" text:outline-level="2"><text:span text:style-name="T5">1</text:span><text:span text:style-name="T12">2</text:span><text:span text:style-name="T5">. Comment </text:span></text:h>
      <text:p text:style-name="P16">I did not check all the experiments in details. At first glance, I do not see a clear justification for the selection of the benchmark problems or for the algorithms used for comparison.</text:p>
      <text:p text:style-name="P20">It is said that the proposed technique is compared against five other well-known methods from the literature, seemingly gathered in Tables 3 and 4. How are the authors comparing a genetic algorithm (optimiser) against RBFN (network used to represent the fitness function) and then against another optimiser (ADAM)?</text:p>
      <text:p text:style-name="P23"><text:span text:style-name="T3">What is </text:span><text:span text:style-name="Emphasis"><text:span text:style-name="T3">f</text:span></text:span><text:span text:style-name="T3"> in Tables 5 and 6? It should be defined in the caption. If these are the results from the proposed method, why RBF and Genetic?</text:span></text:p>
      <text:p text:style-name="P25"/>
      <text:h text:style-name="P55" text:outline-level="2">Response</text:h>
      <text:p text:style-name="P33">(1. πρεπει να πουμε πως αυτά ειναι ευρέως γνωστά δεδομένα για εκτέλεση πειραμάτων από την σχετική βιβλιογραφία 2. Βάζουμε και rbf και genetic για να δειξουμε πως η κατασκευή χαρακτηριστικών μπορεί να βελτιώσει σημαντικά τόσο την μία μέθοδο όσο και την άλλη)</text:p>
      <text:p text:style-name="P25"/>
      <text:p text:style-name="P25"/>
      <text:h text:style-name="P44" text:outline-level="1">Reviewer 2</text:h>
      <text:h text:style-name="P56" text:outline-level="2">1. Comment </text:h>
      <text:p text:style-name="P5"><text:bookmark text:name="page3R_mcid3"/><text:span text:style-name="T7">In Abstract it is not needed to talk about the</text:span> <text:span text:style-name="T7">problem definition and gaps of the previous studies. Here, just focus on your aim, material and methodology,</text:span> <text:span text:style-name="T7">and</text:span> <text:span text:style-name="T7">results.</text:span> <text:span text:style-name="T7">It is strongly recommended to rewrite</text:span> <text:span text:style-name="T7">the Abstract.</text:span></text:p>
      <text:h text:style-name="P56" text:outline-level="2">Response </text:h>
      <text:h text:style-name="P56" text:outline-level="2">2. Comment </text:h>
      <text:p text:style-name="P37"><text:bookmark text:name="page3R_mcid4"/>The authors should address some studies dealt with the application of ML methods specially PSO in engineering. For instance, the following papers could strengthen the Literature Review of the paper.</text:p>
      <text:p text:style-name="P14"><text:bookmark text:name="page3R_mcid5"/><text:line-break/><text:span text:style-name="T7">https://doi.org/10.1016/j.apor.2021.102706</text:span><text:bookmark text:name="page3R_mcid7"/><text:bookmark text:name="page3R_mcid6"/><text:line-break/><text:span text:style-name="T7">https://doi.org/10.1016/j.coastaleng.2016.12.008</text:span><text:bookmark text:name="page3R_mcid9"/><text:bookmark text:name="page3R_mcid8"/><text:line-break/><text:span text:style-name="T7">https://doi.org/10.1016/j.energy.2018.05.099</text:span><text:bookmark text:name="page3R_mcid11"/><text:bookmark text:name="page3R_mcid10"/><text:line-break/><text:span text:style-name="T7">https://doi.org/10.2166/hydro.2017.125</text:span><text:bookmark text:name="page3R_mcid13"/><text:bookmark text:name="page3R_mcid12"/><text:line-break/><text:span text:style-name="T7">https://doi.org/10.1016/j.apor.2017.01.012</text:span><text:bookmark text:name="page3R_mcid15"/><text:bookmark text:name="page3R_mcid14"/><text:line-break/></text:p>
      <text:h text:style-name="P56" text:outline-level="2">Response </text:h>
      <text:h text:style-name="P56" text:outline-level="2">3. Comment </text:h>
      <text:p text:style-name="P38"><text:bookmark text:name="page3R_mcid15 Copy 1"/>Other ML methods also have been used for Feature selection such as Genetic Programming. Please clarify the difference of the current paper with them. For instance, the following paper can be used for this comparison:</text:p>
      <text:p text:style-name="P2"><text:bookmark text:name="page3R_mcid16"/><text:line-break/><text:span text:style-name="T7">A. Pourzangbar, Determination of the most effective</text:span> <text:span text:style-name="T7">parameters on scour depth at seawalls using</text:span><text:line-break/><text:span text:style-name="T7">genetic</text:span> <text:span text:style-name="T7">programming (GP).</text:span> <text:span text:style-name="T7">In The 10th International</text:span> <text:span text:style-name="T7">Conference on Coasts, Ports and Marine</text:span><text:line-break/><text:span text:style-name="T7">Structures</text:span> <text:span text:style-name="T7">(ICOPMASS 2012), Tehran, Iran, 9p, November 2012.</text:span></text:p>
      <text:p text:style-name="P26"/>
      <text:h text:style-name="P57" text:outline-level="2"><text:soft-page-break/>Response </text:h>
      <text:h text:style-name="P58" text:outline-level="2">4. Comment </text:h>
      <text:p text:style-name="P39"><text:bookmark text:name="page3R_mcid17"/>The paper would benefit from organizing Section 3 to focus on the materials and methods, providing explanations of the methodologies, datasets used, and evaluation indices. Additionally, Section 4 should be dedicated to presenting the results, which is currently lacking in the paper. Furthermore, it would be helpful to introduce the concept of "classification error" within the paper</text:p>
      <text:h text:style-name="P59" text:outline-level="2">Response </text:h>
      <text:p text:style-name="P36">(na poume pos bgike to classification error)</text:p>
      <text:h text:style-name="P60" text:outline-level="2">5. Comment </text:h>
      <text:p text:style-name="P2"><text:bookmark text:name="page3R_mcid18"/><text:span text:style-name="T8">The presentation of results in the paper is insufficient, and it is suggested that the authors employ additional statistical indices to demonstrate the superiority of their model. Furthermore, it is recommended to visually compare the performance of <text:s/>different models to enhance the clarity of the findings.</text:span><text:bookmark text:name="page3R_mcid19"/><text:span text:style-name="T3"><text:line-break/></text:span></text:p>
      <text:h text:style-name="P60" text:outline-level="2">Response </text:h>
      <text:p text:style-name="P31">(Ο Αλέξανδρος θα κάνει δύο ακόμα τεστ)</text:p>
      <text:h text:style-name="P60" text:outline-level="2">6. Comment </text:h>
      <text:p text:style-name="P40"><text:bookmark text:name="page3R_mcid19 Copy 1"/>Figure quality is not good. Please use high-resolution figures</text:p>
      <text:p text:style-name="P27"/>
      <text:h text:style-name="P60" text:outline-level="2">Response</text:h>
      <text:p text:style-name="P31">(Νέες εικόνες από Αλέξανδρο)</text:p>
      <text:h text:style-name="P45" text:outline-level="1">Reviewer 3</text:h>
      <text:h text:style-name="P61" text:outline-level="2">1. Comment </text:h>
      <text:p text:style-name="P10">The title needs modification, it cannot well present what the manuscript presents. The authors mentioned particle swarm optimization in the title, however, the authors used combination of algorithms. </text:p>
      <text:h text:style-name="P61" text:outline-level="2">Response </text:h>
      <text:p text:style-name="P42"><text:span text:style-name="T9">The title has been changed to:”</text:span><text:bookmark text:name="magicparlabel-4930 Copy 1"/><text:span text:style-name="T10">A feature construction method that combines Particle Swarm Optimization and Grammatical Evolution</text:span><text:span text:style-name="T9">”</text:span></text:p>
      <text:h text:style-name="P61" text:outline-level="2">2. Comment </text:h>
      <text:p text:style-name="P10">The abstract is not well ended, the authors should mention numerically for one or two parameters that they succeeded over existence studies. </text:p>
      <text:p text:style-name="P28"/>
      <text:h text:style-name="P61" text:outline-level="2">Response </text:h>
      <text:p text:style-name="P19">The following phrase has been added at the end of the abstract:</text:p>
      <text:p text:style-name="P13"><text:span text:style-name="T11">“</text:span><text:span text:style-name="T10">Experiments performed show a significant improvement of 30% on average in classification datasets and an even greater improvement of 60% in data fitting dataset</text:span>.<text:span text:style-name="T11">”</text:span></text:p>
      <text:h text:style-name="P61" text:outline-level="2">3. Comment </text:h>
      <text:p text:style-name="P17">The introduction part talked about several research and a lot of old articles addressed, it is recommended for the authors to use most recent studies, there are many recent studies from 2022 and 2023 relevant this research such as few mentioned below. </text:p>
      <text:p text:style-name="P4">1.<text:span text:style-name="T1">       </text:span>Variable surrogate model-based particle swarm optimization for high-dimensional expensive problems. Complex &amp; Intelligent Systems. doi: 10.1007/s40747-022-00910-7</text:p>
      <text:p text:style-name="P4">2.<text:span text:style-name="T1">       </text:span>A Scenario-Generic Neural Machine Translation Data Augmentation Method. Electronics, 12(10), 2320. doi: 10.3390/electronics12102320</text:p>
      <text:p text:style-name="P4">3.<text:span text:style-name="T1">       </text:span>Multi-objective robust optimisation model for MDVRPLS in refined oil distribution. International journal of production research, 60(22), 6772-6792. doi: 10.1080/00207543.2021.1887534</text:p>
      <text:p text:style-name="P4">4.<text:span text:style-name="T1">       </text:span>Multiscale Feature Extraction and Fusion of Image and Text in VQA. International Journal of Computational Intelligence Systems, 16(1), 54. doi: 10.1007/s44196-023-00233-6</text:p>
      <text:p text:style-name="P4">5.<text:span text:style-name="T1">       </text:span>Hybrid offline programming method for robotic welding systems. Robotics and computer-integrated manufacturing, 73, 102238. doi: 10.1016/j.rcim.2021.102238</text:p>
      <text:p text:style-name="P4"><text:soft-page-break/>6.<text:span text:style-name="T1">       </text:span>Training effective deep reinforcement learning agents for real-time life-cycle production optimization. Journal of Petroleum Science and Engineering, 208, 109766. doi: https://doi.org/10.1016/j.petrol.2021.109766</text:p>
      <text:p text:style-name="P4">7.<text:span text:style-name="T1">       </text:span>RFID Reader Anticollision Based on Distributed Parallel Particle Swarm Optimization. IEEE internet of things journal, 8(5), 3099-3107. doi: 10.1109/JIOT.2020.3033473</text:p>
      <text:p text:style-name="P28"/>
      <text:h text:style-name="P61" text:outline-level="2">Response </text:h>
      <text:h text:style-name="P61" text:outline-level="2">4. Comment </text:h>
      <text:p text:style-name="P17">The authors are recommended to make a flowchart and showing the steps of conducting the research and algorithm involvement.</text:p>
      <text:p text:style-name="P28"/>
      <text:h text:style-name="P61" text:outline-level="2">Response</text:h>
      <text:p text:style-name="P28"/>
      <text:h text:style-name="P46" text:outline-level="1">Reviewer 4</text:h>
      <text:h text:style-name="P62" text:outline-level="2">1. Comment </text:h>
      <text:p text:style-name="P29">The similarity index is high.</text:p>
      <text:h text:style-name="P62" text:outline-level="2">Response</text:h>
      <text:p text:style-name="P32">(Εδώ να πούμε πως το κείμενο έχει γραφτεί ξανά με την πολύτιμη συνδρομή όλων των διορθωτών)</text:p>
      <text:p text:style-name="P29"/>
      <text:h text:style-name="P47" text:outline-level="1">Reviewer 5</text:h>
      <text:h text:style-name="P63" text:outline-level="2">1. Comment </text:h>
      <text:p text:style-name="P11">The authors are required to clarify whether the parameter values used in the experimentation presented in Table 2 were selected based on recent research or derived through experimental deduction.</text:p>
      <text:h text:style-name="P63" text:outline-level="2">Response </text:h>
      <text:p text:style-name="P34">(Ισως να κανω ενα – δυο πειραματα με αλλες παραμετρους για να δειξουμε ποσο ευαίσθητο ή οχι ειναι το συστημα)</text:p>
      <text:h text:style-name="P63" text:outline-level="2">2. Comment </text:h>
      <text:p text:style-name="P11">The authors need to further expand the "experimental results" section. It is crucial to provide a detailed explanation of the benefits of the PSO method, particularly in terms of reducing training time, addressing memory-intensive requirements, and mitigating the impact of overfitting on model performance with unknown data.</text:p>
      <text:h text:style-name="P64" text:outline-level="2">Response </text:h>
      <text:p text:style-name="P35">(edo tha mpoune kai ta nea diagrammata apo ton alex)</text:p>
      <text:h text:style-name="P65" text:outline-level="2">3. Comment </text:h>
      <text:p text:style-name="P18">The bibliography needs to be revised and updated with more recent citations.</text:p>
      <text:h text:style-name="P65" text:outline-level="2">Response</text:h>
      <text:p text:style-name="P21">The bibliography list has been improved in the revised version using more recent papers from the relevant literatur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08:24:15.488033737</meta:creation-date>
    <dc:date>2023-06-07T13:05:23.230568292</dc:date>
    <meta:editing-duration>P1DT1H37M54S</meta:editing-duration>
    <meta:editing-cycles>36</meta:editing-cycles>
    <meta:generator>LibreOffice/7.4.5.1$Linux_X86_64 LibreOffice_project/40$Build-1</meta:generator>
    <meta:document-statistic meta:table-count="0" meta:image-count="0" meta:object-count="0" meta:page-count="10" meta:paragraph-count="114" meta:word-count="1646" meta:character-count="11015" meta:non-whitespace-character-count="9385"/>
  </office:meta>
</office:document-meta>
</file>